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FDFA84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.42cm" fo:margin-bottom="0cm" style:contextual-spacing="false"/>
      <style:text-properties officeooo:rsid="000901d3" officeooo:paragraph-rsid="000901d3"/>
    </style:style>
    <style:style style:name="P2" style:family="paragraph" style:parent-style-name="Title">
      <style:text-properties officeooo:rsid="000901d3" officeooo:paragraph-rsid="000901d3"/>
    </style:style>
    <style:style style:name="P3" style:family="paragraph" style:parent-style-name="Text_20_body">
      <style:text-properties officeooo:rsid="000901d3" officeooo:paragraph-rsid="000901d3"/>
    </style:style>
    <style:style style:name="P4" style:family="paragraph" style:parent-style-name="Subtitle">
      <style:text-properties officeooo:rsid="000901d3" officeooo:paragraph-rsid="000901d3"/>
    </style:style>
    <style:style style:name="P5" style:family="paragraph" style:parent-style-name="Text_20_body">
      <style:paragraph-properties fo:margin-top="0cm" fo:margin-bottom="0.21cm" style:contextual-spacing="false"/>
      <style:text-properties fo:color="#0865bb" loext:opacity="100%" fo:font-weight="bold" fo:background-color="transparent" style:font-weight-asian="bold" style:font-weight-complex="bold"/>
    </style:style>
    <style:style style:name="P6" style:family="paragraph" style:parent-style-name="Text_20_body">
      <style:paragraph-properties fo:margin-top="0cm" fo:margin-bottom="0.21cm" style:contextual-spacing="false"/>
      <style:text-properties fo:color="#0865bb" loext:opacity="100%" fo:font-weight="bold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0d360a"/>
    </style:style>
    <style:style style:name="P8" style:family="paragraph" style:parent-style-name="Comment">
      <style:paragraph-properties fo:margin-left="0cm" fo:text-indent="0cm" style:auto-text-indent="false"/>
      <style:text-properties fo:font-style="italic" officeooo:paragraph-rsid="000d360a" style:font-style-asian="italic" style:font-style-complex="italic"/>
    </style:style>
    <style:style style:name="P9" style:family="paragraph" style:parent-style-name="Standard">
      <style:paragraph-properties fo:margin-top="0cm" fo:margin-bottom="0.25cm" style:contextual-spacing="false" fo:text-align="justify" style:justify-single-word="false" loext:word-spacing-minimum="75%" loext:word-spacing-maximum="133%"/>
      <style:text-properties fo:font-style="normal" fo:font-weight="normal" officeooo:rsid="00094ed4" officeooo:paragraph-rsid="00094ed4" style:font-style-asian="normal" style:font-weight-asian="normal" style:font-style-complex="normal" style:font-weight-complex="normal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officeooo:paragraph-rsid="00094ed4"/>
    </style:style>
    <style:style style:name="P14" style:family="paragraph" style:parent-style-name="Heading_20_2">
      <style:text-properties officeooo:paragraph-rsid="00094ed4"/>
    </style:style>
    <style:style style:name="T1" style:family="text">
      <style:text-properties officeooo:rsid="000901d3"/>
    </style:style>
    <style:style style:name="T2" style:family="text">
      <style:text-properties fo:font-weight="bold" officeooo:rsid="000901d3" style:font-weight-asian="bold" style:font-weight-complex="bold"/>
    </style:style>
    <style:style style:name="T3" style:family="text">
      <style:text-properties officeooo:rsid="00094ed4"/>
    </style:style>
    <style:style style:name="T4" style:family="text">
      <style:text-properties fo:font-style="normal" fo:font-weight="normal" style:font-style-asian="normal" style:font-weight-asian="normal" style:font-family-complex="Arial" style:font-family-generic-complex="system" style:font-pitch-complex="variable" style:font-size-complex="11pt" style:font-style-complex="normal" style:font-weight-complex="normal"/>
    </style:style>
    <style:style style:name="T5" style:family="text">
      <style:text-properties officeooo:rsid="000d360a"/>
    </style:style>
    <style:style style:name="T6" style:family="text">
      <style:text-properties style:font-family-asian="Calibri" style:font-family-generic-asian="system" style:font-pitch-asian="variable"/>
    </style:style>
    <style:style style:name="T7" style:family="text">
      <style:text-properties officeooo:rsid="000d360a" style:font-family-asian="Calibri" style:font-family-generic-asian="system" style:font-pitch-asian="variabl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rmacy Ordering System</text:p>
      <text:p text:style-name="P1">(InfoPharma)</text:p>
      <text:p text:style-name="P2">Software</text:p>
      <text:p text:style-name="P3"/>
      <text:p text:style-name="P3"/>
      <text:p text:style-name="P4">IPOS-PU (Online Platform)</text:p>
      <text:p text:style-name="P3"/>
      <text:p text:style-name="P5">Summary</text:p>
      <text:p text:style-name="Text_20_body">This is a Requirements Specification and High-Level Design Document, a proposal to the <text:span text:style-name="T1">representatives</text:span> of <text:span text:style-name="T1">Info Pharma</text:span> Ltd: Mr. Lancaster (founder and CEO), Mr Walter (CTO) and Mr Khan (Head of IT), by <text:span text:style-name="T1">MediFlow Solutions. Henceforth, the representatives will be referred to as the </text:span><text:span text:style-name="T2">Client</text:span><text:span text:style-name="T1">.</text:span></text:p>
      <text:p text:style-name="P6">Authors</text:p>
      <text:p text:style-name="P7">Furqan Khokhar, <text:span text:style-name="T3">Bahja Suliman, Dawud Shad, James Cahill, Haris Yasin, Huzefa […], Faisal […]</text:span></text:p>
      <text:p text:style-name="P8">Note: Please add your surnames to the authors list if they are not currently present.</text:p>
      <text:p text:style-name="P9" loext:marker-style-name="T4"><draw:frame draw:style-name="fr1" draw:name="Image1" text:anchor-type="char" svg:x="5.114cm" svg:y="3.122cm" svg:width="6.773cm" svg:height="6.773cm" draw:z-index="0"><draw:image xlink:href="Pictures/100000010000020000000200FDFA8439.png" xlink:type="simple" xlink:show="embed" xlink:actuate="onLoad" draw:mime-type="image/png"/></draw:frame>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0">Contents</text:p>
          </text:index-title>
          <text:p text:style-name="P11"><text:a xlink:type="simple" xlink:href="#__RefHeading___Toc3132_3044749200" office:name="Preface" text:style-name="Index_20_Link" text:visited-style-name="Index_20_Link">1 Preface<text:tab/>3</text:a></text:p>
          <text:p text:style-name="P12"><text:a xlink:type="simple" xlink:href="#__RefHeading___Toc3134_3044749200" office:name="Purpose and scope of the document" text:style-name="Index_20_Link" text:visited-style-name="Index_20_Link">1.1 Purpose and scope of the document<text:tab/>3</text:a></text:p>
        </text:index-body>
      </text:table-of-content>
      <text:p text:style-name="P9" loext:marker-style-name="T4"/>
      <text:h text:style-name="P13" text:outline-level="1"><text:bookmark-start text:name="__RefHeading___Toc3132_3044749200"/><text:span text:style-name="T3">Preface</text:span><text:bookmark-end text:name="__RefHeading___Toc3132_3044749200"/></text:h>
      <text:h text:style-name="P14" text:outline-level="2"><text:bookmark-start text:name="__RefHeading___Toc3134_3044749200"/><text:span text:style-name="T3">Purpose and scope of the document</text:span><text:bookmark-end text:name="__RefHeading___Toc3134_3044749200"/></text:h>
      <text:p text:style-name="Text_20_body">This is a Requirements Specification for one of the subsystems of <text:span text:style-name="T5">the InfoPharma Ordering System (IPOS)</text:span>, <text:span text:style-name="T5">IPOS-PU</text:span>, and the and High-Level Design document for the <text:span text:style-name="T5">InfoPharma</text:span> <text:span text:style-name="T6">Software, which includes </text:span><text:span text:style-name="T7">IPOS-PU</text:span><text:span text:style-name="T6"> and two other subsystems, </text:span><text:span text:style-name="T7">IPOS-SA</text:span><text:span text:style-name="T6"> and </text:span><text:span text:style-name="T7">IPOS-CA</text:span><text:span text:style-name="T6">. The document covers </text:span>the functional requirement of <text:span text:style-name="T5">IPOS-PU</text:span> and the high-level design of the entire <text:span text:style-name="T5">InfoPharma</text:span> system showing the <text:span text:style-name="T5">InfoPharma</text:span> architecture composed of three subsystems and the mechanisms of interaction between them. The document is provided in response to the initial statement of requirements by <text:span text:style-name="T5">Info</text:span> <text:span text:style-name="T5">Pharma</text:span> Ltd, the Client.</text:p>
      <text:p text:style-name="Text_20_body">The document explains what the subsystem shall do, and how its subsystems might interact with one another, but does not cover details about how the functionality of <text:span text:style-name="T5">the IPOS-PU</text:span> subsystem will be implemented. Various UML models are used together with fragments of software code to convey in more detail to system developers the expected behaviour of the <text:span text:style-name="T5">IPOS-PU</text:span> subsystem and especially how this subsystem will interact with the other subsystems of<text:span text:style-name="T5"> IPO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7T15:59:30.850519099</meta:creation-date>
    <meta:generator>LibreOffice/26.2.0.3$Linux_X86_64 LibreOffice_project/620$Build-3</meta:generator>
    <dc:date>2026-02-07T18:57:20.820008131</dc:date>
    <meta:editing-duration>PT46S</meta:editing-duration>
    <meta:editing-cycles>1</meta:editing-cycles>
    <meta:document-statistic meta:table-count="0" meta:image-count="1" meta:object-count="0" meta:page-count="3" meta:paragraph-count="17" meta:word-count="265" meta:character-count="1695" meta:non-whitespace-character-count="1447"/>
  </office:meta>
</office:document-meta>
</file>